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sc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]/2)+[.B1]" office:value-type="float" office:value="83.5" calcext:value-type="float">
            <text:p>83.5</text:p>
          </table:table-cell>
          <table:table-cell table:formula="of:=([.E1]/2)+[.C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]/2)+[.B2]" office:value-type="float" office:value="412.5" calcext:value-type="float">
            <text:p>412.5</text:p>
          </table:table-cell>
          <table:table-cell table:formula="of:=([.E2]/2)+[.C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]/2)+[.B3]" office:value-type="float" office:value="577.5" calcext:value-type="float">
            <text:p>577.5</text:p>
          </table:table-cell>
          <table:table-cell table:formula="of:=([.E3]/2)+[.C3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]/2)+[.B4]" office:value-type="float" office:value="742.5" calcext:value-type="float">
            <text:p>742.5</text:p>
          </table:table-cell>
          <table:table-cell table:formula="of:=([.E4]/2)+[.C4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845" calcext:value-type="float">
            <text:p>845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]/2)+[.B5]" office:value-type="float" office:value="907.5" calcext:value-type="float">
            <text:p>907.5</text:p>
          </table:table-cell>
          <table:table-cell table:formula="of:=([.E5]/2)+[.C5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]/2)+[.B6]" office:value-type="float" office:value="1151.5" calcext:value-type="float">
            <text:p>1151.5</text:p>
          </table:table-cell>
          <table:table-cell table:formula="of:=([.E6]/2)+[.C6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253" calcext:value-type="float">
            <text:p>1253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7]/2)+[.B7]" office:value-type="float" office:value="1315.5" calcext:value-type="float">
            <text:p>1315.5</text:p>
          </table:table-cell>
          <table:table-cell table:formula="of:=([.E7]/2)+[.C7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418" calcext:value-type="float">
            <text:p>1418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8]/2)+[.B8]" office:value-type="float" office:value="1480.5" calcext:value-type="float">
            <text:p>1480.5</text:p>
          </table:table-cell>
          <table:table-cell table:formula="of:=([.E8]/2)+[.C8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583" calcext:value-type="float">
            <text:p>1583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9]/2)+[.B9]" office:value-type="float" office:value="1645.5" calcext:value-type="float">
            <text:p>1645.5</text:p>
          </table:table-cell>
          <table:table-cell table:formula="of:=([.E9]/2)+[.C9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827" calcext:value-type="float">
            <text:p>1827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0]/2)+[.B10]" office:value-type="float" office:value="1889.5" calcext:value-type="float">
            <text:p>1889.5</text:p>
          </table:table-cell>
          <table:table-cell table:formula="of:=([.E10]/2)+[.C10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992" calcext:value-type="float">
            <text:p>199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1]/2)+[.B11]" office:value-type="float" office:value="2054.5" calcext:value-type="float">
            <text:p>2054.5</text:p>
          </table:table-cell>
          <table:table-cell table:formula="of:=([.E11]/2)+[.C1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2157" calcext:value-type="float">
            <text:p>2157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2]/2)+[.B12]" office:value-type="float" office:value="2219.5" calcext:value-type="float">
            <text:p>2219.5</text:p>
          </table:table-cell>
          <table:table-cell table:formula="of:=([.E12]/2)+[.C1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322" calcext:value-type="float">
            <text:p>232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3]/2)+[.B13]" office:value-type="float" office:value="2384.5" calcext:value-type="float">
            <text:p>2384.5</text:p>
          </table:table-cell>
          <table:table-cell table:formula="of:=([.E13]/2)+[.C13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rtscr</text:p>
          </table:table-cell>
          <table:table-cell office:value-type="float" office:value="2522" calcext:value-type="float">
            <text:p>252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4]/2)+[.B14]" office:value-type="float" office:value="2584.5" calcext:value-type="float">
            <text:p>2584.5</text:p>
          </table:table-cell>
          <table:table-cell table:formula="of:=([.E14]/2)+[.C14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rlock</text:p>
          </table:table-cell>
          <table:table-cell office:value-type="float" office:value="2687" calcext:value-type="float">
            <text:p>2687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5]/2)+[.B15]" office:value-type="float" office:value="2749.5" calcext:value-type="float">
            <text:p>2749.5</text:p>
          </table:table-cell>
          <table:table-cell table:formula="of:=([.E15]/2)+[.C15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2852" calcext:value-type="float">
            <text:p>285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6]/2)+[.B16]" office:value-type="float" office:value="2914.5" calcext:value-type="float">
            <text:p>2914.5</text:p>
          </table:table-cell>
          <table:table-cell table:formula="of:=([.E16]/2)+[.C16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7]/2)+[.B17]" office:value-type="float" office:value="83.5" calcext:value-type="float">
            <text:p>83.5</text:p>
          </table:table-cell>
          <table:table-cell table:formula="of:=([.E17]/2)+[.C17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165" office:value-type="float" office:value="186" calcext:value-type="float">
            <text:p>186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8]/2)+[.B18]" office:value-type="float" office:value="248.5" calcext:value-type="float">
            <text:p>248.5</text:p>
          </table:table-cell>
          <table:table-cell table:formula="of:=([.E18]/2)+[.C18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+165" office:value-type="float" office:value="351" calcext:value-type="float">
            <text:p>35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19]/2)+[.B19]" office:value-type="float" office:value="413.5" calcext:value-type="float">
            <text:p>413.5</text:p>
          </table:table-cell>
          <table:table-cell table:formula="of:=([.E19]/2)+[.C19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9]+165" office:value-type="float" office:value="516" calcext:value-type="float">
            <text:p>516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0]/2)+[.B20]" office:value-type="float" office:value="578.5" calcext:value-type="float">
            <text:p>578.5</text:p>
          </table:table-cell>
          <table:table-cell table:formula="of:=([.E20]/2)+[.C20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0]+165" office:value-type="float" office:value="681" calcext:value-type="float">
            <text:p>68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1]/2)+[.B21]" office:value-type="float" office:value="743.5" calcext:value-type="float">
            <text:p>743.5</text:p>
          </table:table-cell>
          <table:table-cell table:formula="of:=([.E21]/2)+[.C21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1]+165" office:value-type="float" office:value="846" calcext:value-type="float">
            <text:p>846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2]/2)+[.B22]" office:value-type="float" office:value="908.5" calcext:value-type="float">
            <text:p>908.5</text:p>
          </table:table-cell>
          <table:table-cell table:formula="of:=([.E22]/2)+[.C2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2]+165" office:value-type="float" office:value="1011" calcext:value-type="float">
            <text:p>101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3]/2)+[.B23]" office:value-type="float" office:value="1073.5" calcext:value-type="float">
            <text:p>1073.5</text:p>
          </table:table-cell>
          <table:table-cell table:formula="of:=([.E23]/2)+[.C23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3]+165" office:value-type="float" office:value="1176" calcext:value-type="float">
            <text:p>1176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4]/2)+[.B24]" office:value-type="float" office:value="1238.5" calcext:value-type="float">
            <text:p>1238.5</text:p>
          </table:table-cell>
          <table:table-cell table:formula="of:=([.E24]/2)+[.C24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4]+165" office:value-type="float" office:value="1341" calcext:value-type="float">
            <text:p>134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5]/2)+[.B25]" office:value-type="float" office:value="1403.5" calcext:value-type="float">
            <text:p>1403.5</text:p>
          </table:table-cell>
          <table:table-cell table:formula="of:=([.E25]/2)+[.C25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5]+165" office:value-type="float" office:value="1506" calcext:value-type="float">
            <text:p>1506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6]/2)+[.B26]" office:value-type="float" office:value="1568.5" calcext:value-type="float">
            <text:p>1568.5</text:p>
          </table:table-cell>
          <table:table-cell table:formula="of:=([.E26]/2)+[.C26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6]+165" office:value-type="float" office:value="1671" calcext:value-type="float">
            <text:p>167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7]/2)+[.B27]" office:value-type="float" office:value="1733.5" calcext:value-type="float">
            <text:p>1733.5</text:p>
          </table:table-cell>
          <table:table-cell table:formula="of:=([.E27]/2)+[.C27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.B27]+165" office:value-type="float" office:value="1836" calcext:value-type="float">
            <text:p>1836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8]/2)+[.B28]" office:value-type="float" office:value="1898.5" calcext:value-type="float">
            <text:p>1898.5</text:p>
          </table:table-cell>
          <table:table-cell table:formula="of:=([.E28]/2)+[.C28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table:formula="of:=[.B28]+165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29]/2)+[.B29]" office:value-type="float" office:value="2063.5" calcext:value-type="float">
            <text:p>2063.5</text:p>
          </table:table-cell>
          <table:table-cell table:formula="of:=([.E29]/2)+[.C29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table:formula="of:=[.B29]+165" office:value-type="float" office:value="2166" calcext:value-type="float">
            <text:p>2166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table:formula="of:=([.D30]/2)+[.B30]" office:value-type="float" office:value="2306" calcext:value-type="float">
            <text:p>2306</text:p>
          </table:table-cell>
          <table:table-cell table:formula="of:=([.E30]/2)+[.C30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2522" calcext:value-type="float">
            <text:p>2522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1]/2)+[.B31]" office:value-type="float" office:value="2584.5" calcext:value-type="float">
            <text:p>2584.5</text:p>
          </table:table-cell>
          <table:table-cell table:formula="of:=([.E31]/2)+[.C31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formula="of:=[.B31]+165" office:value-type="float" office:value="2687" calcext:value-type="float">
            <text:p>2687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2]/2)+[.B32]" office:value-type="float" office:value="2749.5" calcext:value-type="float">
            <text:p>2749.5</text:p>
          </table:table-cell>
          <table:table-cell table:formula="of:=([.E32]/2)+[.C32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pageup</text:p>
          </table:table-cell>
          <table:table-cell table:formula="of:=[.B32]+165" office:value-type="float" office:value="2852" calcext:value-type="float">
            <text:p>2852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3]/2)+[.B33]" office:value-type="float" office:value="2914.5" calcext:value-type="float">
            <text:p>2914.5</text:p>
          </table:table-cell>
          <table:table-cell table:formula="of:=([.E33]/2)+[.C33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21" calcext:value-type="float">
            <text:p>21</text:p>
          </table:table-cell>
          <table:table-cell office:value-type="float" office:value="460" calcext:value-type="float">
            <text:p>460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table:formula="of:=([.D34]/2)+[.B34]" office:value-type="float" office:value="123.5" calcext:value-type="float">
            <text:p>123.5</text:p>
          </table:table-cell>
          <table:table-cell table:formula="of:=([.E34]/2)+[.C34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5" calcext:value-type="float">
            <text:p>265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5]/2)+[.B35]" office:value-type="float" office:value="327.5" calcext:value-type="float">
            <text:p>327.5</text:p>
          </table:table-cell>
          <table:table-cell table:formula="of:=([.E35]/2)+[.C35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[.B35]+165" office:value-type="float" office:value="430" calcext:value-type="float">
            <text:p>430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6]/2)+[.B36]" office:value-type="float" office:value="492.5" calcext:value-type="float">
            <text:p>492.5</text:p>
          </table:table-cell>
          <table:table-cell table:formula="of:=([.E36]/2)+[.C36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36]+165" office:value-type="float" office:value="595" calcext:value-type="float">
            <text:p>595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7]/2)+[.B37]" office:value-type="float" office:value="657.5" calcext:value-type="float">
            <text:p>657.5</text:p>
          </table:table-cell>
          <table:table-cell table:formula="of:=([.E37]/2)+[.C37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[.B37]+165" office:value-type="float" office:value="760" calcext:value-type="float">
            <text:p>760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8]/2)+[.B38]" office:value-type="float" office:value="822.5" calcext:value-type="float">
            <text:p>822.5</text:p>
          </table:table-cell>
          <table:table-cell table:formula="of:=([.E38]/2)+[.C38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[.B38]+165" office:value-type="float" office:value="925" calcext:value-type="float">
            <text:p>925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39]/2)+[.B39]" office:value-type="float" office:value="987.5" calcext:value-type="float">
            <text:p>987.5</text:p>
          </table:table-cell>
          <table:table-cell table:formula="of:=([.E39]/2)+[.C39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B39]+165" office:value-type="float" office:value="1090" calcext:value-type="float">
            <text:p>1090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0]/2)+[.B40]" office:value-type="float" office:value="1152.5" calcext:value-type="float">
            <text:p>1152.5</text:p>
          </table:table-cell>
          <table:table-cell table:formula="of:=([.E40]/2)+[.C40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[.B40]+165" office:value-type="float" office:value="1255" calcext:value-type="float">
            <text:p>1255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1]/2)+[.B41]" office:value-type="float" office:value="1317.5" calcext:value-type="float">
            <text:p>1317.5</text:p>
          </table:table-cell>
          <table:table-cell table:formula="of:=([.E41]/2)+[.C41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[.B41]+165" office:value-type="float" office:value="1420" calcext:value-type="float">
            <text:p>1420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2]/2)+[.B42]" office:value-type="float" office:value="1482.5" calcext:value-type="float">
            <text:p>1482.5</text:p>
          </table:table-cell>
          <table:table-cell table:formula="of:=([.E42]/2)+[.C42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formula="of:=[.B42]+165" office:value-type="float" office:value="1585" calcext:value-type="float">
            <text:p>1585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3]/2)+[.B43]" office:value-type="float" office:value="1647.5" calcext:value-type="float">
            <text:p>1647.5</text:p>
          </table:table-cell>
          <table:table-cell table:formula="of:=([.E43]/2)+[.C43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43]+165" office:value-type="float" office:value="1750" calcext:value-type="float">
            <text:p>1750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4]/2)+[.B44]" office:value-type="float" office:value="1812.5" calcext:value-type="float">
            <text:p>1812.5</text:p>
          </table:table-cell>
          <table:table-cell table:formula="of:=([.E44]/2)+[.C44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formula="of:=[.B44]+165" office:value-type="float" office:value="1915" calcext:value-type="float">
            <text:p>1915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5]/2)+[.B45]" office:value-type="float" office:value="1977.5" calcext:value-type="float">
            <text:p>1977.5</text:p>
          </table:table-cell>
          <table:table-cell table:formula="of:=([.E45]/2)+[.C45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table:formula="of:=[.B45]+165" office:value-type="float" office:value="2080" calcext:value-type="float">
            <text:p>2080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6]/2)+[.B46]" office:value-type="float" office:value="2142.5" calcext:value-type="float">
            <text:p>2142.5</text:p>
          </table:table-cell>
          <table:table-cell table:formula="of:=([.E46]/2)+[.C46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table:formula="of:=[.B46]+165" office:value-type="float" office:value="2245" calcext:value-type="float">
            <text:p>2245</text:p>
          </table:table-cell>
          <table:table-cell office:value-type="float" office:value="460" calcext:value-type="float">
            <text:p>460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table:formula="of:=([.D47]/2)+[.B47]" office:value-type="float" office:value="2347.5" calcext:value-type="float">
            <text:p>2347.5</text:p>
          </table:table-cell>
          <table:table-cell table:formula="of:=([.E47]/2)+[.C47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float" office:value="2522" calcext:value-type="float">
            <text:p>2522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8]/2)+[.B48]" office:value-type="float" office:value="2584.5" calcext:value-type="float">
            <text:p>2584.5</text:p>
          </table:table-cell>
          <table:table-cell table:formula="of:=([.E48]/2)+[.C48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formula="of:=[.B48]+165" office:value-type="float" office:value="2687" calcext:value-type="float">
            <text:p>2687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49]/2)+[.B49]" office:value-type="float" office:value="2749.5" calcext:value-type="float">
            <text:p>2749.5</text:p>
          </table:table-cell>
          <table:table-cell table:formula="of:=([.E49]/2)+[.C49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table:formula="of:=[.B49]+165" office:value-type="float" office:value="2852" calcext:value-type="float">
            <text:p>2852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0]/2)+[.B50]" office:value-type="float" office:value="2914.5" calcext:value-type="float">
            <text:p>2914.5</text:p>
          </table:table-cell>
          <table:table-cell table:formula="of:=([.E50]/2)+[.C50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21" calcext:value-type="float">
            <text:p>21</text:p>
          </table:table-cell>
          <table:table-cell office:value-type="float" office:value="646" calcext:value-type="float">
            <text:p>646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  <table:table-cell table:formula="of:=([.D51]/2)+[.B51]" office:value-type="float" office:value="143.5" calcext:value-type="float">
            <text:p>143.5</text:p>
          </table:table-cell>
          <table:table-cell table:formula="of:=([.E51]/2)+[.C51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2]/2)+[.B52]" office:value-type="float" office:value="368.5" calcext:value-type="float">
            <text:p>368.5</text:p>
          </table:table-cell>
          <table:table-cell table:formula="of:=([.E52]/2)+[.C52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[.B52]+165" office:value-type="float" office:value="471" calcext:value-type="float">
            <text:p>471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3]/2)+[.B53]" office:value-type="float" office:value="533.5" calcext:value-type="float">
            <text:p>533.5</text:p>
          </table:table-cell>
          <table:table-cell table:formula="of:=([.E53]/2)+[.C53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[.B53]+165" office:value-type="float" office:value="636" calcext:value-type="float">
            <text:p>636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4]/2)+[.B54]" office:value-type="float" office:value="698.5" calcext:value-type="float">
            <text:p>698.5</text:p>
          </table:table-cell>
          <table:table-cell table:formula="of:=([.E54]/2)+[.C54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[.B54]+165" office:value-type="float" office:value="801" calcext:value-type="float">
            <text:p>801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5]/2)+[.B55]" office:value-type="float" office:value="863.5" calcext:value-type="float">
            <text:p>863.5</text:p>
          </table:table-cell>
          <table:table-cell table:formula="of:=([.E55]/2)+[.C55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[.B55]+165" office:value-type="float" office:value="966" calcext:value-type="float">
            <text:p>966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6]/2)+[.B56]" office:value-type="float" office:value="1028.5" calcext:value-type="float">
            <text:p>1028.5</text:p>
          </table:table-cell>
          <table:table-cell table:formula="of:=([.E56]/2)+[.C56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[.B56]+165" office:value-type="float" office:value="1131" calcext:value-type="float">
            <text:p>1131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7]/2)+[.B57]" office:value-type="float" office:value="1193.5" calcext:value-type="float">
            <text:p>1193.5</text:p>
          </table:table-cell>
          <table:table-cell table:formula="of:=([.E57]/2)+[.C57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[.B57]+165" office:value-type="float" office:value="1296" calcext:value-type="float">
            <text:p>1296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8]/2)+[.B58]" office:value-type="float" office:value="1358.5" calcext:value-type="float">
            <text:p>1358.5</text:p>
          </table:table-cell>
          <table:table-cell table:formula="of:=([.E58]/2)+[.C58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[.B58]+165" office:value-type="float" office:value="1461" calcext:value-type="float">
            <text:p>1461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59]/2)+[.B59]" office:value-type="float" office:value="1523.5" calcext:value-type="float">
            <text:p>1523.5</text:p>
          </table:table-cell>
          <table:table-cell table:formula="of:=([.E59]/2)+[.C59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[.B59]+165" office:value-type="float" office:value="1626" calcext:value-type="float">
            <text:p>1626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0]/2)+[.B60]" office:value-type="float" office:value="1688.5" calcext:value-type="float">
            <text:p>1688.5</text:p>
          </table:table-cell>
          <table:table-cell table:formula="of:=([.E60]/2)+[.C60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table:formula="of:=[.B60]+165" office:value-type="float" office:value="1791" calcext:value-type="float">
            <text:p>1791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1]/2)+[.B61]" office:value-type="float" office:value="1853.5" calcext:value-type="float">
            <text:p>1853.5</text:p>
          </table:table-cell>
          <table:table-cell table:formula="of:=([.E61]/2)+[.C61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table:formula="of:=[.B61]+165" office:value-type="float" office:value="1956" calcext:value-type="float">
            <text:p>1956</text:p>
          </table:table-cell>
          <table:table-cell office:value-type="float" office:value="646" calcext:value-type="float">
            <text:p>64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2]/2)+[.B62]" office:value-type="float" office:value="2018.5" calcext:value-type="float">
            <text:p>2018.5</text:p>
          </table:table-cell>
          <table:table-cell table:formula="of:=([.E62]/2)+[.C62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table:formula="of:=[.B62]+165" office:value-type="float" office:value="2121" calcext:value-type="float">
            <text:p>2121</text:p>
          </table:table-cell>
          <table:table-cell office:value-type="float" office:value="646" calcext:value-type="float">
            <text:p>646</text:p>
          </table:table-cell>
          <table:table-cell office:value-type="float" office:value="325" calcext:value-type="float">
            <text:p>325</text:p>
          </table:table-cell>
          <table:table-cell office:value-type="float" office:value="140" calcext:value-type="float">
            <text:p>140</text:p>
          </table:table-cell>
          <table:table-cell table:formula="of:=([.D63]/2)+[.B63]" office:value-type="float" office:value="2283.5" calcext:value-type="float">
            <text:p>2283.5</text:p>
          </table:table-cell>
          <table:table-cell table:formula="of:=([.E63]/2)+[.C63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21" calcext:value-type="float">
            <text:p>21</text:p>
          </table:table-cell>
          <table:table-cell office:value-type="float" office:value="836" calcext:value-type="float">
            <text:p>836</text:p>
          </table:table-cell>
          <table:table-cell office:value-type="float" office:value="325" calcext:value-type="float">
            <text:p>325</text:p>
          </table:table-cell>
          <table:table-cell office:value-type="float" office:value="140" calcext:value-type="float">
            <text:p>140</text:p>
          </table:table-cell>
          <table:table-cell table:formula="of:=([.D64]/2)+[.B64]" office:value-type="float" office:value="183.5" calcext:value-type="float">
            <text:p>183.5</text:p>
          </table:table-cell>
          <table:table-cell table:formula="of:=([.E64]/2)+[.C64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86" calcext:value-type="float">
            <text:p>386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5]/2)+[.B65]" office:value-type="float" office:value="448.5" calcext:value-type="float">
            <text:p>448.5</text:p>
          </table:table-cell>
          <table:table-cell table:formula="of:=([.E65]/2)+[.C65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[.B65]+165" office:value-type="float" office:value="551" calcext:value-type="float">
            <text:p>551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6]/2)+[.B66]" office:value-type="float" office:value="613.5" calcext:value-type="float">
            <text:p>613.5</text:p>
          </table:table-cell>
          <table:table-cell table:formula="of:=([.E66]/2)+[.C66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66]+165" office:value-type="float" office:value="716" calcext:value-type="float">
            <text:p>716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7]/2)+[.B67]" office:value-type="float" office:value="778.5" calcext:value-type="float">
            <text:p>778.5</text:p>
          </table:table-cell>
          <table:table-cell table:formula="of:=([.E67]/2)+[.C67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67]+165" office:value-type="float" office:value="881" calcext:value-type="float">
            <text:p>881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8]/2)+[.B68]" office:value-type="float" office:value="943.5" calcext:value-type="float">
            <text:p>943.5</text:p>
          </table:table-cell>
          <table:table-cell table:formula="of:=([.E68]/2)+[.C68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[.B68]+165" office:value-type="float" office:value="1046" calcext:value-type="float">
            <text:p>1046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69]/2)+[.B69]" office:value-type="float" office:value="1108.5" calcext:value-type="float">
            <text:p>1108.5</text:p>
          </table:table-cell>
          <table:table-cell table:formula="of:=([.E69]/2)+[.C69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69]+165" office:value-type="float" office:value="1211" calcext:value-type="float">
            <text:p>1211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70]/2)+[.B70]" office:value-type="float" office:value="1273.5" calcext:value-type="float">
            <text:p>1273.5</text:p>
          </table:table-cell>
          <table:table-cell table:formula="of:=([.E70]/2)+[.C70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[.B70]+165" office:value-type="float" office:value="1376" calcext:value-type="float">
            <text:p>1376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71]/2)+[.B71]" office:value-type="float" office:value="1438.5" calcext:value-type="float">
            <text:p>1438.5</text:p>
          </table:table-cell>
          <table:table-cell table:formula="of:=([.E71]/2)+[.C71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comma</text:p>
          </table:table-cell>
          <table:table-cell table:formula="of:=[.B71]+165" office:value-type="float" office:value="1541" calcext:value-type="float">
            <text:p>1541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72]/2)+[.B72]" office:value-type="float" office:value="1603.5" calcext:value-type="float">
            <text:p>1603.5</text:p>
          </table:table-cell>
          <table:table-cell table:formula="of:=([.E72]/2)+[.C72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formula="of:=[.B72]+165" office:value-type="float" office:value="1706" calcext:value-type="float">
            <text:p>1706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73]/2)+[.B73]" office:value-type="float" office:value="1768.5" calcext:value-type="float">
            <text:p>1768.5</text:p>
          </table:table-cell>
          <table:table-cell table:formula="of:=([.E73]/2)+[.C73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table:formula="of:=[.B73]+165" office:value-type="float" office:value="1871" calcext:value-type="float">
            <text:p>1871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74]/2)+[.B74]" office:value-type="float" office:value="1933.5" calcext:value-type="float">
            <text:p>1933.5</text:p>
          </table:table-cell>
          <table:table-cell table:formula="of:=([.E74]/2)+[.C74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21" calcext:value-type="float">
            <text:p>21</text:p>
          </table:table-cell>
          <table:table-cell office:value-type="float" office:value="1023" calcext:value-type="float">
            <text:p>1023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table:formula="of:=([.D75]/2)+[.B75]" office:value-type="float" office:value="133.5" calcext:value-type="float">
            <text:p>133.5</text:p>
          </table:table-cell>
          <table:table-cell table:formula="of:=([.E75]/2)+[.C75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286" calcext:value-type="float">
            <text:p>286</text:p>
          </table:table-cell>
          <table:table-cell office:value-type="float" office:value="1023" calcext:value-type="float">
            <text:p>1023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table:formula="of:=([.D76]/2)+[.B76]" office:value-type="float" office:value="368.5" calcext:value-type="float">
            <text:p>368.5</text:p>
          </table:table-cell>
          <table:table-cell table:formula="of:=([.E76]/2)+[.C76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490" calcext:value-type="float">
            <text:p>490</text:p>
          </table:table-cell>
          <table:table-cell office:value-type="float" office:value="1023" calcext:value-type="float">
            <text:p>1023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table:formula="of:=([.D77]/2)+[.B77]" office:value-type="float" office:value="572.5" calcext:value-type="float">
            <text:p>572.5</text:p>
          </table:table-cell>
          <table:table-cell table:formula="of:=([.E77]/2)+[.C77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95" calcext:value-type="float">
            <text:p>695</text:p>
          </table:table-cell>
          <table:table-cell office:value-type="float" office:value="1023" calcext:value-type="float">
            <text:p>1023</text:p>
          </table:table-cell>
          <table:table-cell office:value-type="float" office:value="1097" calcext:value-type="float">
            <text:p>1097</text:p>
          </table:table-cell>
          <table:table-cell office:value-type="float" office:value="140" calcext:value-type="float">
            <text:p>140</text:p>
          </table:table-cell>
          <table:table-cell table:formula="of:=([.D78]/2)+[.B78]" office:value-type="float" office:value="1243.5" calcext:value-type="float">
            <text:p>1243.5</text:p>
          </table:table-cell>
          <table:table-cell table:formula="of:=([.E78]/2)+[.C78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right alt</text:p>
          </table:table-cell>
          <table:table-cell office:value-type="float" office:value="1835" calcext:value-type="float">
            <text:p>1835</text:p>
          </table:table-cell>
          <table:table-cell office:value-type="float" office:value="1023" calcext:value-type="float">
            <text:p>1023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table:formula="of:=([.D79]/2)+[.B79]" office:value-type="float" office:value="1917.5" calcext:value-type="float">
            <text:p>1917.5</text:p>
          </table:table-cell>
          <table:table-cell table:formula="of:=([.E79]/2)+[.C79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2038" calcext:value-type="float">
            <text:p>2038</text:p>
          </table:table-cell>
          <table:table-cell office:value-type="float" office:value="1023" calcext:value-type="float">
            <text:p>1023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table:formula="of:=([.D80]/2)+[.B80]" office:value-type="float" office:value="2120.5" calcext:value-type="float">
            <text:p>2120.5</text:p>
          </table:table-cell>
          <table:table-cell table:formula="of:=([.E80]/2)+[.C80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686" calcext:value-type="float">
            <text:p>2686</text:p>
          </table:table-cell>
          <table:table-cell office:value-type="float" office:value="836" calcext:value-type="float">
            <text:p>836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81]/2)+[.B81]" office:value-type="float" office:value="2748.5" calcext:value-type="float">
            <text:p>2748.5</text:p>
          </table:table-cell>
          <table:table-cell table:formula="of:=([.E81]/2)+[.C81]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521" calcext:value-type="float">
            <text:p>2521</text:p>
          </table:table-cell>
          <table:table-cell office:value-type="float" office:value="1023" calcext:value-type="float">
            <text:p>102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82]/2)+[.B82]" office:value-type="float" office:value="2583.5" calcext:value-type="float">
            <text:p>2583.5</text:p>
          </table:table-cell>
          <table:table-cell table:formula="of:=([.E82]/2)+[.C82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formula="of:=[.B82]+165" office:value-type="float" office:value="2686" calcext:value-type="float">
            <text:p>2686</text:p>
          </table:table-cell>
          <table:table-cell office:value-type="float" office:value="1023" calcext:value-type="float">
            <text:p>102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83]/2)+[.B83]" office:value-type="float" office:value="2748.5" calcext:value-type="float">
            <text:p>2748.5</text:p>
          </table:table-cell>
          <table:table-cell table:formula="of:=([.E83]/2)+[.C83]"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[.B83]+165" office:value-type="float" office:value="2851" calcext:value-type="float">
            <text:p>2851</text:p>
          </table:table-cell>
          <table:table-cell office:value-type="float" office:value="1023" calcext:value-type="float">
            <text:p>1023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([.D84]/2)+[.B84]" office:value-type="float" office:value="2913.5" calcext:value-type="float">
            <text:p>2913.5</text:p>
          </table:table-cell>
          <table:table-cell table:formula="of:=([.E84]/2)+[.C84]" office:value-type="float" office:value="1093" calcext:value-type="float">
            <text:p>1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0T16:09:11.705855858</dc:date>
    <meta:editing-duration>PT33M37S</meta:editing-duration>
    <meta:editing-cycles>2</meta:editing-cycles>
    <meta:generator>LibreOffice/6.3.5.2$Linux_X86_64 LibreOffice_project/30$Build-2</meta:generator>
    <meta:document-statistic meta:table-count="1" meta:cell-count="588" meta:object-count="0"/>
  </office:meta>
</office:document-meta>
</file>